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D000000BFFE9F6C89217AD275.png" manifest:media-type="image/png"/>
  <manifest:file-entry manifest:full-path="Pictures/1000000100000442000001CB75FA4663B571DF73.png" manifest:media-type="image/png"/>
  <manifest:file-entry manifest:full-path="Pictures/10003DE600009EC0000042E019DBE2CC145B73AA.wmf" manifest:media-type="image/x-wmf"/>
  <manifest:file-entry manifest:full-path="Pictures/10001BFA00004A3F00009EC037D59E1177E2F559.wmf" manifest:media-type="image/x-wmf"/>
  <manifest:file-entry manifest:full-path="Pictures/10000001000001E30000040A49A4D3A7BC242DE3.png" manifest:media-type="image/png"/>
  <manifest:file-entry manifest:full-path="Pictures/100014180000085F00000EAED19C29FB334D6A04.svg" manifest:media-type="image/svg+xml"/>
  <manifest:file-entry manifest:full-path="Pictures/10000001000003860000025CE6B1B45FF62BF3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standard">
      <style:graphic-properties svg:stroke-color="#000000" draw:fill-color="#f58220" draw:textarea-horizontal-align="justify" draw:textarea-vertical-align="middle" draw:auto-grow-height="false" fo:min-height="0.45cm" fo:min-width="3.5cm"/>
      <style:paragraph-properties style:writing-mode="lr-tb"/>
    </style:style>
    <style:style style:name="gr6" style:family="graphic" style:parent-style-name="standard">
      <style:graphic-properties draw:stroke="dash" draw:stroke-dash="Ultrafine_20_Dotted_20__28_var_29_" svg:stroke-width="0.159cm" svg:stroke-color="#f58220" draw:marker-start="Linienspitzen_20_1" draw:marker-start-width="0.538cm" draw:marker-end="Linienspitzen_20_1" draw:marker-end-width="0.538cm" draw:textarea-vertical-align="middle" fo:padding-top="0.204cm" fo:padding-bottom="0.204cm" fo:padding-left="0.329cm" fo:padding-right="0.329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3.406cm, 0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2.594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center" style:writing-mode="lr-tb"/>
      <style:text-properties fo:color="#ffffff" loext:opacity="100%" style:font-name="Arial" fo:font-size="11pt"/>
    </style:style>
    <style:style style:name="P7" style:family="paragraph">
      <loext:graphic-properties draw:fill-color="#f58220"/>
      <style:paragraph-properties fo:text-align="center" style:writing-mode="lr-tb"/>
      <style:text-properties fo:color="#ffffff" loext:opacity="100%" style:font-name="Arial" fo:font-size="11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653cm" svg:x="7.178cm" svg:y="5.32cm">
          <draw:image xlink:href="Pictures/10000001000003860000025CE6B1B45FF62BF3B8.png" xlink:type="simple" xlink:show="embed" xlink:actuate="onLoad" draw:mime-type="image/png">
            <text:p/>
          </draw:image>
        </draw:frame>
        <draw:polygon draw:style-name="gr2" draw:text-style-name="P2" draw:layer="layout" svg:width="3.477cm" svg:height="1.804cm" svg:x="12.356cm" svg:y="10.413cm" svg:viewBox="0 0 3478 1805" draw:points="262,1805 3478,558 3232,0 0,1313">
          <text:p/>
        </draw:polygon>
        <draw:path draw:style-name="gr3" draw:text-style-name="P1" draw:layer="layout" svg:width="12.078cm" svg:height="0.79cm" draw:transform="rotate (2.05146000279413) translate (18.8329953392831cm 16.1954134411083cm)" svg:viewBox="0 0 12079 791" svg:d="M0 784c6850 4 6358 119 12079-784">
          <text:p/>
        </draw:path>
        <draw:frame draw:style-name="gr4" draw:text-style-name="P4" draw:layer="layout" svg:width="4.014cm" svg:height="1.987cm" svg:x="18.615cm" svg:y="5.995cm">
          <draw:text-box>
            <text:p text:style-name="P3"><text:span text:style-name="T1">Bäumlein-gasse</text:span></text:p>
          </draw:text-box>
        </draw:frame>
        <draw:frame draw:style-name="gr4" draw:text-style-name="P4" draw:layer="layout" svg:width="4.014cm" svg:height="1.987cm" svg:x="10.636cm" svg:y="10.735cm">
          <draw:text-box>
            <text:p text:style-name="P5"><text:span text:style-name="T1">Barfüsser-gasse</text:span></text:p>
          </draw:text-box>
        </draw:frame>
        <draw:frame draw:style-name="gr1" draw:text-style-name="P1" draw:layer="layout" svg:width="0.65cm" svg:height="1.4cm" svg:x="16.52cm" svg:y="7.69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  <draw:custom-shape draw:style-name="gr5" draw:text-style-name="P7" draw:layer="layout" svg:width="4cm" svg:height="0.7cm" svg:x="14.062cm" svg:y="15.251cm">
          <text:p text:style-name="P6"><text:span text:style-name="T2">Fussgängerübergang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20.174cm" svg:y1="14.822cm" svg:x2="18.321cm" svg:y2="15.54cm">
          <text:p/>
        </draw:line>
        <draw:frame draw:style-name="gr4" draw:text-style-name="P9" draw:layer="layout" svg:width="3.141cm" svg:height="1.987cm" svg:x="18.054cm" svg:y="11.251cm">
          <draw:text-box>
            <text:p text:style-name="P5"><text:span text:style-name="T1">Freie Strasse</text:span></text:p>
          </draw:text-box>
        </draw:frame>
        <draw:frame draw:style-name="gr7" draw:text-style-name="P1" draw:layer="layout" svg:width="0.252cm" svg:height="0.334cm" draw:transform="rotate (-1.09344877637445) translate (19.193cm 15.70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8" draw:text-style-name="P1" draw:layer="layout" svg:width="0.381cm" svg:height="0.334cm" draw:transform="rotate (2.11115026321234) translate (19.884cm 15.98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0.65cm" svg:height="1.4cm" svg:x="15.332cm" svg:y="9.632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  <draw:frame draw:style-name="gr9" draw:text-style-name="P1" draw:layer="layout" svg:width="0.4cm" svg:height="0.7cm" svg:x="18.312cm" svg:y="14.18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9.106cm" svg:y="13.945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8.493cm" svg:y="12.771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7.553cm" svg:y="12.808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7.951cm" svg:y="11.561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6.939cm" svg:y="11.74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7.336cm" svg:y="10.568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6.434cm" svg:y="10.8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6.668cm" svg:y="9.339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5.955cm" svg:y="9.827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5.928cm" svg:y="8.074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4.988cm" svg:y="8.309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5.367cm" svg:y="7.009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9" draw:text-style-name="P1" draw:layer="layout" svg:width="0.4cm" svg:height="0.7cm" svg:x="14.375cm" svg:y="7.46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65cm" svg:height="1.4cm" svg:x="17.623cm" svg:y="13.746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  <draw:frame draw:style-name="gr1" draw:text-style-name="P1" draw:layer="layout" svg:width="0.65cm" svg:height="1.4cm" svg:x="19.378cm" svg:y="13.219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13" svg:d="M0 13l10-13 10 13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23T19:35:34.191531523</meta:creation-date>
    <dc:date>2022-09-02T07:21:50.224283311</dc:date>
    <meta:editing-duration>PT50M37S</meta:editing-duration>
    <meta:editing-cycles>6</meta:editing-cycles>
    <meta:generator>LibreOffice/7.3.4.2$MacOSX_X86_64 LibreOffice_project/728fec16bd5f605073805c3c9e7c4212a0120dc5</meta:generator>
    <meta:document-statistic meta:object-count="28"/>
  </office:meta>
</office:document-meta>
</file>